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int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Successor :</text:p>
                <text:p>- performance</text:p>
                <text:p>- batch VS sing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Dijsktra again?</text:p>
              </text:list-item>
              <text:list-item>
                <text:p>Shortest path to new node using known nodes</text:p>
              </text:list-item>
              <text:list-item>
                <text:p>Faster than old optimistic (much less nodes on average and called less time ) but still slower than old bl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ch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the sequence of moves to the three as a single element</text:p>
                <text:p/>
              </text:list-item>
              <text:list-item>
                <text:p>Con : tree loose re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gl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moves from the sequence to the tree one at a time, then choose successor, not from most taken node, but from most taken successor</text:p>
                <text:p/>
              </text:list-item>
              <text:list-item>
                <text:p>"Con" : getting most taken successor demand more refact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6M32S</meta:editing-duration>
    <meta:editing-cycles>8</meta:editing-cycles>
    <meta:generator>LibreOffice/4.3.5.2$Windows_x86 LibreOffice_project/3a87456aaa6a95c63eea1c1b3201acedf0751bd5</meta:generator>
    <dc:date>2020-08-03T12:42:31.355000000</dc:date>
    <meta:document-statistic meta:object-count="37"/>
  </office:meta>
</office:document-meta>
</file>